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Noto Sans" svg:font-family="'Noto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Roboto" svg:font-family="Roboto, Arial, sans-serif"/>
    <style:font-face style:name="Symbol" svg:font-family="Symbol" style:font-charset="x-symbol"/>
    <style:font-face style:name="Symbol1" svg:font-family="Symbol"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officeooo:paragraph-rsid="0001f3ab"/>
    </style:style>
    <style:style style:name="P3" style:family="paragraph" style:parent-style-name="Standard">
      <style:text-properties fo:color="#000080" loext:opacity="100%" fo:font-weight="normal" officeooo:paragraph-rsid="0001f3ab" style:font-weight-asian="normal" style:font-weight-complex="normal"/>
    </style:style>
    <style:style style:name="P4" style:family="paragraph" style:parent-style-name="Standard">
      <style:text-properties fo:color="#000080" loext:opacity="100%" officeooo:rsid="0001f3ab" officeooo:paragraph-rsid="0001f3ab"/>
    </style:style>
    <style:style style:name="P5" style:family="paragraph" style:parent-style-name="Standard">
      <style:text-properties fo:color="#000080" loext:opacity="100%"/>
    </style:style>
    <style:style style:name="P6" style:family="paragraph" style:parent-style-name="Standard">
      <style:text-properties fo:color="#000080" loext:opacity="100%" officeooo:rsid="0003b044" officeooo:paragraph-rsid="0003b044"/>
    </style:style>
    <style:style style:name="P7" style:family="paragraph" style:parent-style-name="Standard">
      <style:text-properties fo:color="#000080" loext:opacity="100%" officeooo:paragraph-rsid="0003b044"/>
    </style:style>
    <style:style style:name="P8" style:family="paragraph" style:parent-style-name="Standard">
      <style:text-properties officeooo:rsid="00025810" officeooo:paragraph-rsid="00025810"/>
    </style:style>
    <style:style style:name="P9" style:family="paragraph" style:parent-style-name="List_20_Paragraph" style:list-style-name="WWNum1">
      <style:paragraph-properties fo:text-align="justify" style:justify-single-word="false"/>
    </style:style>
    <style:style style:name="P10" style:family="paragraph" style:parent-style-name="List_20_Paragraph" style:list-style-name="WWNum2"/>
    <style:style style:name="P11" style:family="paragraph" style:parent-style-name="List_20_Paragraph" style:list-style-name="WWNum3"/>
    <style:style style:name="P12" style:family="paragraph" style:parent-style-name="Standard">
      <style:text-properties fo:font-weight="bold" style:font-weight-asian="bold" style:font-weight-complex="bold"/>
    </style:style>
    <style:style style:name="P13" style:family="paragraph" style:parent-style-name="Standard">
      <style:text-properties fo:font-style="italic" style:font-style-asian="italic" style:font-style-complex="italic"/>
    </style:style>
    <style:style style:name="P14" style:family="paragraph" style:parent-style-name="Standard">
      <style:text-properties fo:font-style="italic" officeooo:paragraph-rsid="00062d7f" style:font-style-asian="italic" style:font-style-complex="italic"/>
    </style:style>
    <style:style style:name="P15" style:family="paragraph" style:parent-style-name="Standard">
      <style:text-properties fo:color="#000080" loext:opacity="100%" fo:font-style="italic" officeooo:rsid="0001f3ab" officeooo:paragraph-rsid="0001f3ab" style:font-style-asian="italic" style:font-style-complex="italic"/>
    </style:style>
    <style:style style:name="P16" style:family="paragraph" style:parent-style-name="Standard">
      <style:text-properties fo:color="#000080" loext:opacity="100%" fo:font-style="italic" style:font-style-asian="italic" style:font-style-complex="italic"/>
    </style:style>
    <style:style style:name="P17" style:family="paragraph" style:parent-style-name="Standard">
      <style:text-properties fo:color="#000080" loext:opacity="100%" fo:font-style="italic" officeooo:rsid="0003b044" officeooo:paragraph-rsid="0003b044" style:font-style-asian="italic" style:font-style-complex="italic"/>
    </style:style>
    <style:style style:name="P18" style:family="paragraph" style:parent-style-name="Standard">
      <style:text-properties officeooo:paragraph-rsid="0001f3ab"/>
    </style:style>
    <style:style style:name="P19" style:family="paragraph" style:parent-style-name="Standard">
      <style:text-properties officeooo:rsid="0006f519" officeooo:paragraph-rsid="0006f519"/>
    </style:style>
    <style:style style:name="P20" style:family="paragraph" style:parent-style-name="Standard">
      <style:text-properties officeooo:paragraph-rsid="0006f519"/>
    </style:style>
    <style:style style:name="P21" style:family="paragraph" style:parent-style-name="Standard">
      <style:text-properties officeooo:rsid="00086e4a" officeooo:paragraph-rsid="00086e4a"/>
    </style:style>
    <style:style style:name="P22" style:family="paragraph" style:parent-style-name="Standard">
      <style:text-properties officeooo:rsid="000a5d06" officeooo:paragraph-rsid="000a5d06"/>
    </style:style>
    <style:style style:name="T1" style:family="text">
      <style:text-properties fo:font-weight="bold" style:font-weight-asian="bold" style:font-weight-complex="bold"/>
    </style:style>
    <style:style style:name="T2" style:family="text">
      <style:text-properties fo:font-weight="bold" officeooo:rsid="0001f3ab"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01f3ab" style:font-style-asian="italic" style:font-style-complex="italic"/>
    </style:style>
    <style:style style:name="T5" style:family="text">
      <style:text-properties fo:font-style="italic" officeooo:rsid="00025810" style:font-style-asian="italic" style:font-style-complex="italic"/>
    </style:style>
    <style:style style:name="T6" style:family="text">
      <style:text-properties fo:font-style="italic" officeooo:rsid="0003b044" style:font-style-asian="italic" style:font-style-complex="italic"/>
    </style:style>
    <style:style style:name="T7" style:family="text">
      <style:text-properties fo:font-style="italic" officeooo:rsid="0004f983"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normal" officeooo:rsid="00025810" style:font-style-asian="italic" style:font-weight-asian="normal" style:font-style-complex="italic" style:font-weight-complex="normal"/>
    </style:style>
    <style:style style:name="T10" style:family="text">
      <style:text-properties officeooo:rsid="0001f3ab"/>
    </style:style>
    <style:style style:name="T11" style:family="text">
      <style:text-properties fo:color="#000080" loext:opacity="100%" fo:font-style="italic" style:font-style-asian="italic" style:font-style-complex="italic"/>
    </style:style>
    <style:style style:name="T12" style:family="text">
      <style:text-properties fo:color="#000080" loext:opacity="100%" fo:font-style="italic" officeooo:rsid="0001f3ab" style:font-style-asian="italic" style:font-style-complex="italic"/>
    </style:style>
    <style:style style:name="T13" style:family="text">
      <style:text-properties fo:color="#000080" loext:opacity="100%" fo:font-style="italic" officeooo:rsid="00062d7f" style:font-style-asian="italic" style:font-style-complex="italic"/>
    </style:style>
    <style:style style:name="T14" style:family="text">
      <style:text-properties fo:color="#000080" loext:opacity="100%" fo:font-style="italic" officeooo:rsid="0006f519" style:font-style-asian="italic" style:font-style-complex="italic"/>
    </style:style>
    <style:style style:name="T15" style:family="text">
      <style:text-properties fo:color="#000080" loext:opacity="100%" fo:font-style="italic" officeooo:rsid="00086e4a" style:font-style-asian="italic" style:font-style-complex="italic"/>
    </style:style>
    <style:style style:name="T16" style:family="text">
      <style:text-properties fo:color="#000080" loext:opacity="100%" fo:font-style="italic" officeooo:rsid="000a5d06" style:font-style-asian="italic" style:font-style-complex="italic"/>
    </style:style>
    <style:style style:name="T17" style:family="text">
      <style:text-properties fo:color="#000080" loext:opacity="100%" fo:font-style="italic" style:text-underline-style="none" officeooo:rsid="00025810" style:font-style-asian="italic" style:font-style-complex="italic"/>
    </style:style>
    <style:style style:name="T18" style:family="text">
      <style:text-properties fo:color="#000080" loext:opacity="100%" officeooo:rsid="00062d7f"/>
    </style:style>
    <style:style style:name="T19" style:family="text">
      <style:text-properties officeooo:rsid="00086e4a"/>
    </style:style>
    <style:style style:name="T20" style:family="text">
      <style:text-properties officeooo:rsid="000a5d0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E 697 - Project Check Point 1</text:p>
      <text:p text:style-name="Standard"><text:span text:style-name="T1">Due Date:</text:span> 2/2/2025</text:p>
      <text:h text:style-name="Heading_20_1" text:outline-level="1">Project Objective</text:h>
      <text:p text:style-name="P1">The project aims to replicate the process of writing a paper/report in scientific machine learning. In summary, you will have to conduct a literature review, select a paper to replicate, implement the code of the paper following best practices, and write a six-page report.</text:p>
      <text:p text:style-name="Standard"/>
      <text:h text:style-name="Heading_20_1" text:outline-level="1">Project Timeline</text:h>
      <text:p text:style-name="Standard">The project timeline is as follows:</text:p>
      <text:list text:style-name="WWNum1">
        <text:list-item>
          <text:p text:style-name="P9"><text:span text:style-name="T1">Project Checkpoint 1 (this assignment). Due 2/2/2025.</text:span> You must identify a specific paper from the list below to read in detail, identify your weaknesses on the topic covered, and start building your background knowledge to understand its material. More details below.</text:p>
        </text:list-item>
        <text:list-item>
          <text:p text:style-name="P9"><text:span text:style-name="T1">Project Checkpoint 2. Due 3/2/2025. </text:span>By this time, you should have read your chosen <text:s text:c="2"/>paper in detail and understood the mathematics of the paper. More details on the assignment will follow.</text:p>
        </text:list-item>
        <text:list-item>
          <text:p text:style-name="P9"><text:span text:style-name="T1">Project Checkpoint 3. Due 4/6/2025. </text:span>By this time, you should have implemented the first version of the code and solved a synthetic verification example. More details on the assignment will follow. </text:p>
        </text:list-item>
        <text:list-item>
          <text:p text:style-name="P9"><text:span text:style-name="T1">Project Report. Due 5/10. </text:span>By this time, you should have replicated the examples of the paper. It doesn’t matter if you have successfully replicated everything. You don’t have to be 100% successful in replicating the paper to get the full grade. More details on the assignment will follow.</text:p>
        </text:list-item>
      </text:list>
      <text:h text:style-name="Heading_20_1" text:outline-level="1">Paper Selection</text:h>
      <text:p text:style-name="Standard">You must pick <text:span text:style-name="T1">one of the following papers</text:span> to replicate:</text:p>
      <text:list text:style-name="WWNum2">
        <text:list-item>
          <text:p text:style-name="P10" loext:marker-style-name="T1"><text:span text:style-name="T1">Surrogate modeling</text:span><text:span text:style-name="T1"/></text:p>
          <text:list>
            <text:list-item>
              <text:p text:style-name="P10">Sun et al., 2020, Surrogate modeling for fluid flows based on physics-constrained deep learning without simulation data, Computer Methods in Applied Mechanics and Engineering, <text:a xlink:type="simple" xlink:href="https://doi.org/10.1016/j.cma.2019.112732" text:style-name="Internet_20_link" text:visited-style-name="Visited_20_Internet_20_Link"><text:span text:style-name="Internet_20_link">https://doi.org/10.1016/j.cma.2019.112732</text:span></text:a> </text:p>
            </text:list-item>
            <text:list-item>
              <text:p text:style-name="P10" loext:marker-style-name="T1">Batzner et al., 2022, E(3)-equivariant graph neural networks for data-efficient and accurate interatomic potentials, Nature Communications, <text:a xlink:type="simple" xlink:href="https://www.nature.com/articles/s41467-022-29939-5" text:style-name="Internet_20_link" text:visited-style-name="Visited_20_Internet_20_Link"><text:span text:style-name="Internet_20_link">https://www.nature.com/articles/s41467-022-29939-5</text:span></text:a></text:p>
            </text:list-item>
            <text:list-item>
              <text:p text:style-name="P10"><text:soft-page-break/>Kontolati et al., 2023, On the influence of over-parameterization in manifold-based surrogates and deep neural operators, Journal of Computational Physics, <text:a xlink:type="simple" xlink:href="https://doi.org/10.1016/j.jcp.2023.112008" text:style-name="Internet_20_link" text:visited-style-name="Visited_20_Internet_20_Link"><text:span text:style-name="Internet_20_link">https://doi.org/10.1016/j.jcp.2023.112008</text:span></text:a> </text:p>
            </text:list-item>
          </text:list>
        </text:list-item>
        <text:list-item>
          <text:p text:style-name="P10" loext:marker-style-name="T1"><text:span text:style-name="T1">Inverse problems</text:span><text:span text:style-name="T1"/></text:p>
          <text:list>
            <text:list-item>
              <text:p text:style-name="P10">Alberts et al., 2023, Physics-informed information field theory for modeling physical systems with uncertainty quantification, Journal of Computational Physics, <text:a xlink:type="simple" xlink:href="https://doi.org/10.1016/j.jcp.2023.112100" text:style-name="Internet_20_link" text:visited-style-name="Visited_20_Internet_20_Link"><text:span text:style-name="Internet_20_link">https://doi.org/10.1016/j.jcp.2023.112100</text:span></text:a></text:p>
            </text:list-item>
            <text:list-item>
              <text:p text:style-name="P10" loext:marker-style-name="T1">Karnakov et al., 2024, Solving inverse problems in physics by optimizing a discrete loss: Fast and accurate learning without neural networks, Proceedings of the National Academy of Science, <text:a xlink:type="simple" xlink:href="https://doi.org/10.1093/pnasnexus/pgae005" text:style-name="Internet_20_link" text:visited-style-name="Visited_20_Internet_20_Link"><text:span text:style-name="Internet_20_link">https://doi.org/10.1093/pnasnexus/pgae005</text:span></text:a></text:p>
            </text:list-item>
          </text:list>
        </text:list-item>
        <text:list-item>
          <text:p text:style-name="P10" loext:marker-style-name="T1"><text:span text:style-name="T1">Dynamical systems</text:span><text:span text:style-name="T1"/></text:p>
          <text:list>
            <text:list-item>
              <text:p text:style-name="P10" loext:marker-style-name="T1">Brunton et al., 2016, Discovering governing equations from data by sparse identification of nonlinear dynamical systems, Proceedings of the National Academy of Science, <text:a xlink:type="simple" xlink:href="https://www.pnas.org/doi/abs/10.1073/pnas.1517384113" text:style-name="Internet_20_link" text:visited-style-name="Visited_20_Internet_20_Link"><text:span text:style-name="Internet_20_link">https://www.pnas.org/doi/abs/10.1073/pnas.1517384113</text:span></text:a></text:p>
            </text:list-item>
            <text:list-item>
              <text:p text:style-name="P10">Cenedese et al., 2022, Data-driven modeling and prediction of non-linearizable dynamics via spectral submanifolds, Nature Communications, <text:a xlink:type="simple" xlink:href="https://www.nature.com/articles/s41467-022-28518-y" text:style-name="Internet_20_link" text:visited-style-name="Visited_20_Internet_20_Link"><text:span text:style-name="Internet_20_link">https://www.nature.com/articles/s41467-022-28518-y</text:span></text:a></text:p>
            </text:list-item>
            <text:list-item>
              <text:p text:style-name="P10" loext:marker-style-name="T1">Kontolati et al., 2024, Learning nonlinear operators in latent spaces for real-time predictions of complex dynamics in physical systems, Nature Communications, <text:a xlink:type="simple" xlink:href="https://www.nature.com/articles/s41467-024-49411-w" text:style-name="Internet_20_link" text:visited-style-name="Visited_20_Internet_20_Link"><text:span text:style-name="Internet_20_link">https://www.nature.com/articles/s41467-024-49411-w</text:span></text:a> </text:p>
            </text:list-item>
          </text:list>
        </text:list-item>
      </text:list>
      <text:h text:style-name="Heading_20_1" text:outline-level="1">Project Check Point 1</text:h>
      <text:p text:style-name="Standard"/>
      <text:p text:style-name="Standard" loext:marker-style-name="T3"><text:span text:style-name="T3">Write this page and submit it on gradescope.</text:span><text:span text:style-name="T3"/></text:p>
      <text:p text:style-name="Standard"/>
      <text:p text:style-name="P12">Name: Shaunak Mukherjee</text:p>
      <text:p text:style-name="Standard" loext:marker-style-name="T1"><text:span text:style-name="T1">Date: 02/02/2025</text:span><text:span text:style-name="T1"/></text:p>
      <text:p text:style-name="Standard" loext:marker-style-name="T1"><text:span text:style-name="T1">Did you use generative AI? Which one did you use? How did you use it?</text:span><text:span text:style-name="T1"/></text:p>
      <text:p text:style-name="Standard" loext:marker-style-name="T3"><text:span text:style-name="T3">You can use generative AI to help you edit your text. But you will be responsible for correcting your write-up. </text:span><text:span text:style-name="T3"/></text:p>
      <text:p text:style-name="P3">Yes.</text:p>
      <text:p text:style-name="P3">I used ChatGPT. </text:p>
      <text:p text:style-name="P3"><text:span text:style-name="T10">After writing each paragraphs </text:span><text:span text:style-name="T2">myself,</text:span><text:span text:style-name="T10"> </text:span>I used <text:span text:style-name="T10">chatGTPT</text:span> to make the texts <text:span text:style-name="T10">sound </text:span>more cohesive <text:span text:style-name="T10">and cogent</text:span>. <text:span text:style-name="T19">GenAI</text:span> definitely writes better English <text:span text:style-name="T19">sentences </text:span>than me. </text:p>
      <text:h text:style-name="Heading_20_1" text:outline-level="1"><text:soft-page-break/>Understand what the suggested papers are about</text:h>
      <text:list text:style-name="WWNum3">
        <text:list-item>
          <text:p text:style-name="P11">Read the abstracts and skim through all suggested papers.</text:p>
        </text:list-item>
        <text:list-item>
          <text:p text:style-name="P11">Google the authors’ names and/or paper titles and try to find if they have codes that replicate their papers or a lecture video explaining the paper. Both of these will help you understand the paper faster. Feel free to discuss your findings with others on the discussion forums.</text:p>
        </text:list-item>
      </text:list>
      <text:p text:style-name="P13">Nothing to report.</text:p>
      <text:h text:style-name="Heading_20_1" text:outline-level="1">Read more carefully the papers you find more interesting</text:h>
      <text:p text:style-name="Standard">Pick two papers that you find interesting and dedicate about one or two hours to each one of them to dig a little deeper. You can read them a bit more carefully. You can watch the YouTube videos you found, etc. Your goal is to learn more so that you can make an informed choice moving forward. </text:p>
      <text:p text:style-name="P4"><text:span text:style-name="T3"/></text:p>
      <text:p text:style-name="P15">Two papers I read</text:p>
      <text:p text:style-name="P5"><text:span text:style-name="T4">1. </text:span><text:span text:style-name="T3">Learning nonlinear operators in latent spaces for real-time predictions of complex</text:span></text:p>
      <text:p text:style-name="P5"><text:span text:style-name="T3">dynamics in physical systems </text:span><text:span text:style-name="T4">by Kontolati et al Nat. Comm </text:span><text:span text:style-name="T5">2023.</text:span></text:p>
      <text:p text:style-name="P15">And a few associated videos- </text:p>
      <text:p text:style-name="P2"><text:span text:style-name="T12">1. <text:s/></text:span><text:a xlink:type="simple" xlink:href="https://www.youtube.com/watch?v=qtIdH7Koo7I" text:style-name="Internet_20_link" text:visited-style-name="Visited_20_Internet_20_Link">https://www.youtube.com/watch?v=qtIdH7Koo7I</text:a><text:span text:style-name="T12"><text:tab/></text:span></text:p>
      <text:p text:style-name="P8"><text:span text:style-name="T11">2. </text:span><text:a xlink:type="simple" xlink:href="https://www.youtube.com/watch?v=-VENSFxJstU" text:style-name="Internet_20_link" text:visited-style-name="Visited_20_Internet_20_Link">https://www.youtube.com/watch?v=-VENSFxJstU</text:a></text:p>
      <text:p text:style-name="P8"><text:span text:style-name="T11">3. </text:span><text:a xlink:type="simple" xlink:href="https://www.youtube.com/watch?v=9fQkLQZe3u8" text:style-name="Internet_20_link" text:visited-style-name="Visited_20_Internet_20_Link">https://www.youtube.com/watch?v=9fQkLQZe3u8</text:a><text:span text:style-name="T11"><text:tab/></text:span></text:p>
      <text:p text:style-name="P2" loext:marker-style-name="T3"><text:span text:style-name="T3"><text:s/></text:span></text:p>
      <text:p text:style-name="P5"/>
      <text:p text:style-name="P5"><text:span text:style-name="T5">2. Next, I read</text:span><text:span text:style-name="T3"> <text:s/></text:span><text:span text:style-name="T8">E(3)-equivariant graph neural networks by Batzner et al </text:span><text:span text:style-name="T9">Nat. Comm. 2022.</text:span></text:p>
      <text:p text:style-name="Standard"><text:span text:style-name="Internet_20_link"><text:span text:style-name="T17">1. </text:span></text:span><text:a xlink:type="simple" xlink:href="https://www.youtube.com/watch?v=oePOO8bN7Co" text:style-name="Internet_20_link" text:visited-style-name="Visited_20_Internet_20_Link"><text:span text:style-name="Internet_20_link"><text:span text:style-name="T11">https://www.youtube.com/watch?v=oePOO8bN7Co</text:span></text:span></text:a></text:p>
      <text:p text:style-name="Standard"><text:span text:style-name="Internet_20_link"><text:span text:style-name="T17">2. </text:span></text:span><text:a xlink:type="simple" xlink:href="https://www.youtube.com/watch?v=ZR1NTBPBDOo" text:style-name="Internet_20_link" text:visited-style-name="Visited_20_Internet_20_Link"><text:span text:style-name="Internet_20_link"><text:span text:style-name="T11">https://www.youtube.com/watch?v=ZR1NTBPBDOo</text:span></text:span></text:a><text:span text:style-name="T11"> <text:s/></text:span></text:p>
      <text:p text:style-name="Standard"><text:span text:style-name="Internet_20_link"><text:span text:style-name="T17">3. </text:span></text:span><text:a xlink:type="simple" xlink:href="https://www.youtube.com/watch?v=JwYPVP-vm6A" text:style-name="Internet_20_link" text:visited-style-name="Visited_20_Internet_20_Link"><text:span text:style-name="Internet_20_link"><text:span text:style-name="T11">https://www.youtube.com/watch?v=JwYPVP-vm6A</text:span></text:span></text:a></text:p>
      <text:p text:style-name="P21"><text:span text:style-name="T11">4. other reading materials </text:span><text:a xlink:type="simple" xlink:href="https://projects.volkamerlab.org/teachopencadd/talktorials/T036_e3_equivariant_gnn.html" text:style-name="Internet_20_link" text:visited-style-name="Visited_20_Internet_20_Link">https://projects.volkamerlab.org/teachopencadd/talktorials/T036_e3_equivariant_gnn.html</text:a></text:p>
      <text:p text:style-name="P21"><text:span text:style-name="T11">5. </text:span><text:a xlink:type="simple" xlink:href="https://www.nature.com/articles/s41467-023-38468-8" text:style-name="Internet_20_link" text:visited-style-name="Visited_20_Internet_20_Link">https://www.nature.com/articles/s41467-023-38468-8</text:a><text:span text:style-name="T16">\</text:span></text:p>
      <text:p text:style-name="P22"><text:span text:style-name="T16">6. </text:span><text:a xlink:type="simple" xlink:href="https://proceedings.mlr.press/v139/satorras21a/satorras21a.pdf" text:style-name="Internet_20_link" text:visited-style-name="Visited_20_Internet_20_Link">https://proceedings.mlr.press/v139/satorras21a/satorras21a.pdf</text:a><text:span text:style-name="T16"> </text:span></text:p>
      <text:p text:style-name="P13" loext:marker-style-name="T3"/>
      <text:p text:style-name="P13" loext:marker-style-name="T3"/>
      <text:h text:style-name="Heading_20_1" text:outline-level="1">What is the paper you picked?</text:h>
      <text:p text:style-name="P16">E(3)-equivariant graph neural networks for data-efﬁcient and accurate interatomic potentials by Batzner et al. Nat. Comm. 2022, 13, 2453</text:p>
      <text:h text:style-name="Heading_20_1" text:outline-level="1"><text:soft-page-break/>What is the big problem/need addressed by the paper?</text:h>
      <text:p text:style-name="P19"/>
      <text:p text:style-name="P20"><text:span text:style-name="T14">At a very high level, t</text:span><text:span text:style-name="T13">he paper addresses a fundamental challenge in molecular dynamics simulations, </text:span><text:span text:style-name="T15">i.e. </text:span><text:span text:style-name="T13">the need for accurate and computationally efficient interatomic potentials. Traditional quantum mechanical methods, like density functional theory (DFT), provide high accuracy but are computationally expensive, limiting simulations to short time scales and small atomic systems. </text:span><text:span text:style-name="T15">On the other hand</text:span><text:span text:style-name="T13">, classical interatomic potentials are computationally efficient but lack the accuracy required for reliable predictions.</text:span></text:p>
      <text:p text:style-name="P20"><text:span text:style-name="T13"/></text:p>
      <text:p text:style-name="P20"><text:span text:style-name="T15">As a feasible solution, r</text:span><text:span text:style-name="T13">esearchers have explored machine learning (ML) and deep learning (DL) technique</text:span><text:span text:style-name="T15">s</text:span><text:span text:style-name="T13"> </text:span><text:span text:style-name="T15">&amp; models- </text:span><text:span text:style-name="T13">ML-IPs, NN-IPs, GNN-IPs, DimeNet, and GemNet </text:span><text:span text:style-name="T15">etc</text:span><text:span text:style-name="T13">. While these models improve efficiency and precision over classical potentials, </text:span><text:span text:style-name="T16">t</text:span><text:span text:style-name="T13">hey require large training datasets, which are often difficult to obtain due to the limited availability of experimentally validated </text:span><text:span text:style-name="T16">ab initio data</text:span><text:span text:style-name="T13">. <text:s/></text:span></text:p>
      <text:p text:style-name="P20"><text:span text:style-name="T13"/></text:p>
      <text:p text:style-name="P20"><text:span text:style-name="T13">This is where Neural Equivariant Interatomic Potentials (NequIP) comes in. NequIP is a novel E(3)-equivariant graph neural network that directly incorporates rotational and reflection symmetries into its architecture. NequIP significantly improves data efficiency requiring up to three orders of magnitude fewer training data than existing ML-IPs while achieving state-of-the-art accuracy across a wide range of molecules and materials. <text:s/></text:span><text:span text:style-name="T16">So i</text:span><text:span text:style-name="T13">t possible to simulate complex physical phenomena over longer time scales and larger atomic systems. This breakthrough allows researchers to perform high-fidelity molecular dynamics </text:span><text:span text:style-name="T16">DFT IP </text:span><text:span text:style-name="T13">simulations with unprecedented accuracy and efficiency, overcoming the limitations of both classical potentials and traditional quantum mechanical calculations.</text:span></text:p>
      <text:p text:style-name="P22"><text:span text:style-name="T11"/></text:p>
      <text:p text:style-name="P14"><text:span text:style-name="T18"/></text:p>
      <text:h text:style-name="Heading_20_1" text:outline-level="1">What is the specific objective of the paper?</text:h>
      <text:p text:style-name="P13">Your answer here. </text:p>
      <text:p text:style-name="Standard"><text:span text:style-name="T3"/></text:p>
      <text:p text:style-name="P17"><text:span text:style-name="T20">It is to</text:span> introduce Neural Equivariant Interatomic Potentials (NequIP) for <text:span text:style-name="T20">simulations and estimation of</text:span> interatomic potentials from ab-initio calculations. The key aspects of this objective are:</text:p>
      <text:p text:style-name="P17"/>
      <text:p text:style-name="P17"><text:span text:style-name="T20">First, Model itself- </text:span>E(3)-equivariant neural network architecture: NequIP employs E(3)-equivariant convolutions <text:span text:style-name="T20">which is type of graph neutral network </text:span>for interactions of geometric tensors, which is a significant departure from most contemporary symmetry-<text:soft-page-break/>aware models that use invariant convolutions acting only on scalars. This approach results in a more information-rich and faithful representation of atomic environments.</text:p>
      <text:p text:style-name="P17"/>
      <text:p text:style-name="P17"><text:span text:style-name="T20">Second training data and accuracy of the DL technique- T</text:span>he authors aim to achieve state-of-the-art accuracy on a diverse set of molecules and materials while demonstrating remarkable data efficiency. They challenge the common belief that deep neural networks require massive training sets by showing that NequIP can outperform existing models with up to three orders of magnitude fewer training data.</text:p>
      <text:p text:style-name="P17"/>
      <text:p text:style-name="P17">3. Enabling high-fidelity molecular dynamics simulations: The high data efficiency of NequIP allows for the construction of accurate potentials using high-order quantum chemical levels of theory as reference. This enables high-fidelity molecular dynamics simulations over long time scales, which is crucial for studying complex physical phenomena beyond the current limitations of first-principles methods.</text:p>
      <text:p text:style-name="P17"/>
      <text:p text:style-name="P17">4. Bridging the gap between accuracy and computational efficiency: The authors seek to address the fundamental trade-off between obtaining high computational efficiency and predicting faithful dynamics in molecular simulations. By leveraging machine learning techniques, they aim to learn high-fidelity potentials from ab-initio reference calculations while retaining favorable computational efficiency.</text:p>
      <text:p text:style-name="P17"/>
      <text:p text:style-name="P17">5. Demonstrating versatility across different systems: The paper aims to show that NequIP can achieve high accuracy across a wide variety of systems, including small molecules, water in different phases, amorphous solids, reactions at solid/gas interfaces, and superionic conductors. This demonstrates the method's potential for broad applicability in computational materials science and chemistry.</text:p>
      <text:p text:style-name="P17"/>
      <text:p text:style-name="P17">In essence, the specific objective is to introduce a novel, highly data-efficient deep learning approach for interatomic potentials that can significantly advance the field of molecular dynamics simulations by enabling more accurate and computationally efficient predictions of atomic interactions across diverse chemical systems.</text:p>
      <text:p text:style-name="P17"/>
      <text:h text:style-name="Heading_20_1" text:outline-level="1">What are the gaps in your background knowledge you would have to cover to understand the paper fully?</text:h>
      <text:p text:style-name="Standard" loext:marker-style-name="T3"><text:span text:style-name="T3">Identify your knowledge gaps. Do you understand the mathematical terminology? Is there a reference to a specific mathematical topic you are unfamiliar with? It is okay if you are unfamiliar with the topic which will be covered in class. However, it is also okay </text:span><text:soft-page-break/><text:span text:style-name="T3">if an unfamiliar topic is not covered in class. Push yourself a little bit. You will not be penalized for selecting a difficult topic. Your answer here. </text:span></text:p>
      <text:p text:style-name="P13" loext:marker-style-name="T3"/>
      <text:p text:style-name="P17">My knowledge gap is two fold.</text:p>
      <text:p text:style-name="P7"><text:span text:style-name="T6">First in the domain knowledge </text:span><text:span text:style-name="T7">in the field of molecular dynamic simulations </text:span><text:span text:style-name="T6">itself. </text:span><text:span text:style-name="T3">I am familiar with atomic potentials, advanced quantum mechanics and group theory. </text:span><text:span text:style-name="T6">However, </text:span><text:span text:style-name="T7">I </text:span><text:span text:style-name="T6">always been an experimentalist and I am not familiar with ab-initio calculations </text:span><text:span text:style-name="T7">such as DFT Density function theory </text:span><text:span text:style-name="T6">performed </text:span><text:span text:style-name="T7">specifically for MD but always been keep to learn. </text:span></text:p>
      <text:p text:style-name="P7"/>
      <text:p text:style-name="P7"><text:span text:style-name="T3"><text:s/>am also familiar with CNN. </text:span><text:span text:style-name="T6">But I am not familiar with graph neural network.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Noto Sans" svg:font-family="'Noto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Roboto" svg:font-family="Roboto, Arial, sans-serif"/>
    <style:font-face style:name="Symbol" svg:font-family="Symbol" style:font-charset="x-symbol"/>
    <style:font-face style:name="Symbol1" svg:font-family="Symbol" style:font-family-generic="system" style:font-pitch="variable"/>
    <style:font-face style:name="Wingdings" svg:font-family="Wingdings"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2pt" fo:language="en" fo:country="US" style:letter-kerning="true" style:font-name-asian="DejaVu Sans" style:font-size-asian="12pt" style:language-asian="zh" style:country-asian="CN" style:font-name-complex="Noto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2pt" fo:language="en" fo:country="US" style:letter-kerning="true" style:font-name-asian="DejaVu Sans" style:font-size-asian="12pt" style:language-asian="zh" style:country-asian="CN" style:font-name-complex="Noto Sans Arabic"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zh" style:country-asian="CN" style:font-name-complex="Noto Sans Arabic" style:font-family-complex="'Noto Sans Arabic'"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name-asian="DejaVu Sans" style:font-family-asian="'DejaVu Sans'" style:font-family-generic-asian="system" style:font-pitch-asian="variable" style:font-size-asian="16pt" style:font-name-complex="Noto Sans Arabic" style:font-family-complex="'Noto Sans Arabic'" style:font-family-generic-complex="system" style:font-pitch-complex="variable" style:font-size-complex="16pt">
        <loext:char-complex-color loext:theme-type="accent1" loext:color-type="theme">
          <loext:transformation loext:type="shade" loext:value="2509"/>
        </loext:char-complex-color>
      </style:text-properties>
    </style:style>
    <style:style style:name="Title" style:family="paragraph" style:parent-style-name="Standard" style:next-style-name="Standard" loext:linked-style-name="Title_20_Char" style:class="chapter">
      <style:paragraph-properties fo:margin-top="0in" fo:margin-bottom="0in" style:contextual-spacing="true"/>
      <style:text-properties style:font-name="Calibri Light" fo:font-family="'Calibri Light'" style:font-family-generic="roman" style:font-pitch="variable" fo:font-size="28pt" fo:letter-spacing="-0.0071in" style:letter-kerning="true" style:font-name-asian="DejaVu Sans" style:font-family-asian="'DejaVu Sans'" style:font-family-generic-asian="system" style:font-pitch-asian="variable" style:font-size-asian="28pt" style:font-name-complex="Noto Sans Arabic" style:font-family-complex="'Noto Sans Arabic'" style:font-family-generic-complex="system" style:font-pitch-complex="variable" style:font-size-complex="28pt"/>
    </style:style>
    <style:style style:name="List_20_Paragraph" style:display-name="List Paragraph" style:family="paragraph" style:parent-style-name="Standard">
      <style:paragraph-properties fo:margin-left="0.5in" fo:margin-top="0in" fo:margin-bottom="0in" style:contextual-spacing="true"/>
    </style:style>
    <style:style style:name="Revision" style:family="paragraph">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zh" style:country-asian="CN" style:font-name-complex="Noto Sans Arabic" style:font-family-complex="'Noto Sans Arabic'"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Default_20_Paragraph_20_Font" style:display-name="Default Paragraph Font" style:family="text"/>
    <style:style style:name="Title_20_Char" style:display-name="Title Char" style:family="text" style:parent-style-name="Default_20_Paragraph_20_Font" loext:linked-style-name="Title">
      <style:text-properties style:font-name="Calibri Light" fo:font-family="'Calibri Light'" style:font-family-generic="roman" style:font-pitch="variable" fo:font-size="28pt" fo:letter-spacing="-0.0071in" style:letter-kerning="true" style:font-name-asian="DejaVu Sans" style:font-family-asian="'DejaVu Sans'" style:font-family-generic-asian="system" style:font-pitch-asian="variable" style:font-size-asian="28pt" style:font-name-complex="Noto Sans Arabic" style:font-family-complex="'Noto Sans Arabic'" style:font-family-generic-complex="system" style:font-pitch-complex="variable" style:font-size-complex="28pt"/>
    </style:style>
    <style:style style:name="Heading_20_1_20_Char" style:display-name="Heading 1 Char" style:family="text" style:parent-style-name="Default_20_Paragraph_20_Font" loext:linked-style-name="Heading_20_1">
      <style:text-properties fo:color="#2f5496" loext:opacity="100%" style:font-name="Calibri Light" fo:font-family="'Calibri Light'" style:font-family-generic="roman" style:font-pitch="variable" fo:font-size="16pt" style:font-name-asian="DejaVu Sans" style:font-family-asian="'DejaVu Sans'" style:font-family-generic-asian="system" style:font-pitch-asian="variable" style:font-size-asian="16pt" style:font-name-complex="Noto Sans Arabic" style:font-family-complex="'Noto Sans Arabic'" style:font-family-generic-complex="system" style:font-pitch-complex="variable" style:font-size-complex="16pt">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loext:char-complex-color loext:theme-type="followed-hyperlink" loext:color-type="theme"/>
      </style:text-properties>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text-properties fo:font-style="italic" style:font-style-asian="italic" style:font-style-complex="italic"/>
    </style:style>
    <style:style style:name="ListLabel_20_39" style:display-name="ListLabel 39"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format="">
        <style:list-level-properties text:list-level-position-and-space-mode="label-alignment">
          <style:list-level-label-alignment text:label-followed-by="nothing"/>
        </style:list-level-properties>
      </text:list-level-style-number>
      <text:list-level-style-number text:level="2" text:style-name="ListLabel_20_29" loext:num-list-format="%2%" style:num-format="">
        <style:list-level-properties text:list-level-position-and-space-mode="label-alignment">
          <style:list-level-label-alignment text:label-followed-by="nothing"/>
        </style:list-level-properties>
      </text:list-level-style-number>
      <text:list-level-style-number text:level="3" text:style-name="ListLabel_20_30" loext:num-list-format="%3%" style:num-format="">
        <style:list-level-properties text:list-level-position-and-space-mode="label-alignment">
          <style:list-level-label-alignment text:label-followed-by="nothing"/>
        </style:list-level-properties>
      </text:list-level-style-number>
      <text:list-level-style-number text:level="4" text:style-name="ListLabel_20_31" loext:num-list-format="%4%" style:num-format="">
        <style:list-level-properties text:list-level-position-and-space-mode="label-alignment">
          <style:list-level-label-alignment text:label-followed-by="nothing"/>
        </style:list-level-properties>
      </text:list-level-style-number>
      <text:list-level-style-number text:level="5" text:style-name="ListLabel_20_32" loext:num-list-format="%5%" style:num-format="">
        <style:list-level-properties text:list-level-position-and-space-mode="label-alignment">
          <style:list-level-label-alignment text:label-followed-by="nothing"/>
        </style:list-level-properties>
      </text:list-level-style-number>
      <text:list-level-style-number text:level="6" text:style-name="ListLabel_20_33" loext:num-list-format="%6%" style:num-format="">
        <style:list-level-properties text:list-level-position-and-space-mode="label-alignment">
          <style:list-level-label-alignment text:label-followed-by="nothing"/>
        </style:list-level-properties>
      </text:list-level-style-number>
      <text:list-level-style-number text:level="7" text:style-name="ListLabel_20_34" loext:num-list-format="%7%" style:num-format="">
        <style:list-level-properties text:list-level-position-and-space-mode="label-alignment">
          <style:list-level-label-alignment text:label-followed-by="nothing"/>
        </style:list-level-properties>
      </text:list-level-style-number>
      <text:list-level-style-number text:level="8" text:style-name="ListLabel_20_35" loext:num-list-format="%8%" style:num-format="">
        <style:list-level-properties text:list-level-position-and-space-mode="label-alignment">
          <style:list-level-label-alignment text:label-followed-by="nothing"/>
        </style:list-level-properties>
      </text:list-level-style-number>
      <text:list-level-style-number text:level="9" text:style-name="ListLabel_20_36"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28T19:39:00</meta:creation-date>
    <meta:initial-creator>Bilionis, Ilias</meta:initial-creator>
    <dc:language>en-US</dc:language>
    <dc:date>2025-02-02T00:04:43.840317715</dc:date>
    <meta:editing-cycles>41</meta:editing-cycles>
    <meta:editing-duration>PT2H48M28S</meta:editing-duration>
    <meta:generator>LibreOffice/24.2.7.2$Linux_X86_64 LibreOffice_project/420$Build-2</meta:generator>
    <meta:document-statistic meta:table-count="0" meta:image-count="0" meta:object-count="0" meta:page-count="6" meta:paragraph-count="73" meta:word-count="1482" meta:character-count="10665" meta:non-whitespace-character-count="9245"/>
    <meta:user-defined meta:name="AppVersion">15.0000</meta:user-defined>
    <meta:user-defined meta:name="MSIP_Label_4044bd30-2ed7-4c9d-9d12-46200872a97b_ActionId">29a54104-4e0b-4887-b117-cabe2a52fe55</meta:user-defined>
    <meta:user-defined meta:name="MSIP_Label_4044bd30-2ed7-4c9d-9d12-46200872a97b_ContentBits">0</meta:user-defined>
    <meta:user-defined meta:name="MSIP_Label_4044bd30-2ed7-4c9d-9d12-46200872a97b_Enabled">true</meta:user-defined>
    <meta:user-defined meta:name="MSIP_Label_4044bd30-2ed7-4c9d-9d12-46200872a97b_Method" meta:value-type="string">Standard</meta:user-defined>
    <meta:user-defined meta:name="MSIP_Label_4044bd30-2ed7-4c9d-9d12-46200872a97b_Name" meta:value-type="string">defa4170-0d19-0005-0004-bc88714345d2</meta:user-defined>
    <meta:user-defined meta:name="MSIP_Label_4044bd30-2ed7-4c9d-9d12-46200872a97b_SetDate" meta:value-type="string">2023-12-28T19:40:13Z</meta:user-defined>
    <meta:user-defined meta:name="MSIP_Label_4044bd30-2ed7-4c9d-9d12-46200872a97b_SiteId" meta:value-type="string">4130bd39-7c53-419c-b1e5-8758d6d63f21</meta:user-defined>
    <meta:template xlink:type="simple" xlink:actuate="onRequest" xlink:title="Normal.dotm" xlink:href=""/>
  </office:meta>
</office:document-meta>
</file>